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sf pro display" svg:font-family="'sf pro display', apple-system, BlinkMacSystemFont, Roboto, 'segoe ui', Helvetica, Arial, sans-serif, 'apple color emoji', 'segoe ui emoji', 'segoe ui symbol'"/>
    <style:font-face style:name="sf pro text" svg:font-family="'sf pro text', apple-system, BlinkMacSystemFont, Roboto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break-before="page"/>
      <style:text-properties officeooo:paragraph-rsid="001569d2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Contents_20_1">
      <style:paragraph-properties>
        <style:tab-stops>
          <style:tab-stop style:position="7.6236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4272in" style:type="right" style:leader-style="dotted" style:leader-text="."/>
        </style:tab-stops>
      </style:paragraph-properties>
    </style:style>
    <style:style style:name="P7" style:family="paragraph" style:parent-style-name="Heading_20_1" style:list-style-name=""/>
    <style:style style:name="P8" style:family="paragraph" style:parent-style-name="Heading_20_1">
      <style:text-properties officeooo:paragraph-rsid="0080e273"/>
    </style:style>
    <style:style style:name="P9" style:family="paragraph" style:parent-style-name="Heading_20_1">
      <style:text-properties officeooo:paragraph-rsid="00872c74"/>
    </style:style>
    <style:style style:name="P10" style:family="paragraph" style:parent-style-name="Heading_20_1">
      <style:paragraph-properties fo:break-before="page"/>
      <style:text-properties officeooo:paragraph-rsid="0080e273"/>
    </style:style>
    <style:style style:name="P11" style:family="paragraph" style:parent-style-name="Heading_20_2">
      <style:text-properties officeooo:paragraph-rsid="008bf31f"/>
    </style:style>
    <style:style style:name="P12" style:family="paragraph" style:parent-style-name="Heading_20_2">
      <style:text-properties officeooo:paragraph-rsid="008eee50"/>
    </style:style>
    <style:style style:name="P13" style:family="paragraph" style:parent-style-name="Heading_20_2">
      <style:text-properties officeooo:paragraph-rsid="00903be9"/>
    </style:style>
    <style:style style:name="P14" style:family="paragraph" style:parent-style-name="Heading_20_2">
      <style:text-properties officeooo:paragraph-rsid="00915d3b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Standard">
      <style:text-properties officeooo:rsid="0083c1ef" officeooo:paragraph-rsid="0083c1ef"/>
    </style:style>
    <style:style style:name="P17" style:family="paragraph" style:parent-style-name="Standard">
      <style:text-properties officeooo:rsid="0083c1ef" officeooo:paragraph-rsid="008805de"/>
    </style:style>
    <style:style style:name="P18" style:family="paragraph" style:parent-style-name="Standard">
      <style:text-properties officeooo:paragraph-rsid="0086b381"/>
    </style:style>
    <style:style style:name="P19" style:family="paragraph" style:parent-style-name="Text_20_body">
      <style:paragraph-properties fo:text-align="center" style:justify-single-word="false"/>
      <style:text-properties fo:font-size="16pt" fo:font-weight="bold" officeooo:paragraph-rsid="00788a9f" style:font-size-asian="16pt" style:font-weight-asian="bold" style:font-size-complex="16pt" style:font-weight-complex="bold"/>
    </style:style>
    <style:style style:name="P20" style:family="paragraph" style:parent-style-name="Text_20_body">
      <style:paragraph-properties fo:text-align="center" style:justify-single-word="false"/>
      <style:text-properties officeooo:paragraph-rsid="007f7bb1"/>
    </style:style>
    <style:style style:name="P21" style:family="paragraph" style:parent-style-name="Text_20_body">
      <style:paragraph-properties fo:text-align="center" style:justify-single-word="false"/>
      <style:text-properties fo:font-size="28pt" style:font-size-asian="28pt" style:font-size-complex="28pt"/>
    </style:style>
    <style:style style:name="P22" style:family="paragraph" style:parent-style-name="Text_20_body">
      <style:paragraph-properties fo:text-align="end" style:justify-single-word="false"/>
      <style:text-properties officeooo:paragraph-rsid="007f7bb1"/>
    </style:style>
    <style:style style:name="P23" style:family="paragraph" style:parent-style-name="Text_20_body">
      <style:text-properties fo:font-weight="normal" officeooo:paragraph-rsid="00915d3b" style:font-weight-asian="normal" style:font-weight-complex="normal"/>
    </style:style>
    <style:style style:name="P24" style:family="paragraph" style:parent-style-name="Text_20_body">
      <style:text-properties style:text-underline-style="solid" style:text-underline-type="double" style:text-underline-width="auto" style:text-underline-color="font-color" fo:font-weight="normal" officeooo:paragraph-rsid="00915d3b" style:font-weight-asian="normal" style:font-weight-complex="normal"/>
    </style:style>
    <style:style style:name="P25" style:family="paragraph" style:parent-style-name="Text_20_body">
      <style:paragraph-properties fo:margin-top="0in" fo:margin-bottom="0in" loext:contextual-spacing="false"/>
      <style:text-properties officeooo:paragraph-rsid="0095ebc1"/>
    </style:style>
    <style:style style:name="P26" style:family="paragraph" style:parent-style-name="Text_20_body">
      <style:paragraph-properties fo:margin-top="0in" fo:margin-bottom="0in" loext:contextual-spacing="false"/>
      <style:text-properties officeooo:paragraph-rsid="009689b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88a9f" style:font-weight-asian="bold" style:font-weight-complex="bold"/>
    </style:style>
    <style:style style:name="T3" style:family="text">
      <style:text-properties fo:font-weight="bold" officeooo:rsid="0086b381" style:font-weight-asian="bold" style:font-weight-complex="bold"/>
    </style:style>
    <style:style style:name="T4" style:family="text">
      <style:text-properties fo:font-weight="bold" officeooo:rsid="0083c1ef" style:font-weight-asian="bold" style:font-weight-complex="bold"/>
    </style:style>
    <style:style style:name="T5" style:family="text">
      <style:text-properties fo:font-weight="bold" officeooo:rsid="008805de" style:font-weight-asian="bold" style:font-weight-complex="bold"/>
    </style:style>
    <style:style style:name="T6" style:family="text">
      <style:text-properties fo:font-weight="bold" officeooo:rsid="0095ebc1" style:font-weight-asian="bold" style:font-weight-complex="bold"/>
    </style:style>
    <style:style style:name="T7" style:family="text">
      <style:text-properties style:font-name="Liberation Sans"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8" style:family="text">
      <style:text-properties style:font-name="Liberation Sans" fo:font-size="18.2000007629395pt" fo:font-weight="bold" officeooo:rsid="0080e27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9" style:family="text">
      <style:text-properties style:font-name="Liberation Sans" fo:font-size="18.2000007629395pt" fo:font-weight="bold" officeooo:rsid="0080ea8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0" style:family="text">
      <style:text-properties style:font-name="Liberation Sans" fo:font-size="18.2000007629395pt" fo:font-weight="bold" officeooo:rsid="00872c7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8805d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8bf31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8c827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4" style:family="text">
      <style:text-properties style:font-name="Liberation Sans" fo:font-size="18.2000007629395pt" fo:font-weight="bold" officeooo:rsid="008eee5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5" style:family="text">
      <style:text-properties style:font-name="Liberation Sans" fo:font-size="18.2000007629395pt" fo:font-weight="bold" officeooo:rsid="00915d3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6" style:family="text">
      <style:text-properties style:font-name="Liberation Sans" fo:font-size="16.1000003814697pt" fo:font-weight="bol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7" style:family="text">
      <style:text-properties style:font-name="Liberation Sans" fo:font-size="16.1000003814697pt" fo:font-weight="bold" officeooo:rsid="0095a2a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8" style:family="text">
      <style:text-properties style:font-name="Liberation Sans" fo:font-size="16.1000003814697pt" fo:font-weight="bold" officeooo:rsid="0095e28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9" style:family="text">
      <style:text-properties fo:font-variant="normal" fo:text-transform="none" fo:color="#ffffff" style:font-name="sf pro text" fo:font-size="14.25pt" fo:letter-spacing="normal" fo:font-style="normal" fo:font-weight="normal"/>
    </style:style>
    <style:style style:name="T20" style:family="text">
      <style:text-properties fo:font-variant="normal" fo:text-transform="none" fo:color="#ffffff" style:font-name="sf pro text" fo:font-size="16pt" fo:letter-spacing="normal" fo:font-style="normal" fo:font-weight="bold" style:font-size-asian="16pt" style:font-weight-asian="bold" style:font-size-complex="16pt" style:font-weight-complex="bold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officeooo:rsid="0082c7ae"/>
    </style:style>
    <style:style style:name="T23" style:family="text">
      <style:text-properties officeooo:rsid="0083c1ef"/>
    </style:style>
    <style:style style:name="T24" style:family="text">
      <style:text-properties officeooo:rsid="00915d3b"/>
    </style:style>
    <style:style style:name="T25" style:family="text">
      <style:text-properties officeooo:rsid="0095a2a5"/>
    </style:style>
    <style:style style:name="T26" style:family="text">
      <style:text-properties officeooo:rsid="0095e282"/>
    </style:style>
    <style:style style:name="T27" style:family="text">
      <style:text-properties officeooo:rsid="0095ebc1"/>
    </style:style>
    <style:style style:name="T28" style:family="text">
      <style:text-properties officeooo:rsid="009689b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ext_20_body"/>
      <text:p text:style-name="P21">Cypress V9 - Automation Testing in Detail</text:p>
      <text:p text:style-name="Text_20_body"/>
      <text:p text:style-name="P19"/>
      <text:p text:style-name="P20"><text:span text:style-name="T21">The #1 course to learn Cypress in detail. Hundreds of code examples, an e-commerce store, frameworks </text:span><text:span text:style-name="T20">and</text:span><text:span text:style-name="T19"> A</text:span></text:p>
      <text:p text:style-name="P22"><text:span text:style-name="T19">PI testing!</text:span></text:p>
      <text:p text:style-name="P3"><text:a xlink:type="simple" xlink:href="https://www.udemy.com/course/cypress-io-master-class/" text:style-name="Internet_20_link" text:visited-style-name="Visited_20_Internet_20_Link"><text:span text:style-name="T2">UDEMY</text:span></text:a></text:p>
      <text:p text:style-name="P4"/>
      <text:p text:style-name="Text_20_body"/>
      <text:p text:style-name="Text_20_body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193_2136572839" text:style-name="Index_20_Link" text:visited-style-name="Index_20_Link">1 Introduction<text:tab/>3</text:a></text:p>
          <text:p text:style-name="P5"><text:a xlink:type="simple" xlink:href="#__RefHeading___Toc195_2136572839" text:style-name="Index_20_Link" text:visited-style-name="Index_20_Link">2 Environment setup<text:tab/>3</text:a></text:p>
          <text:p text:style-name="P5"><text:a xlink:type="simple" xlink:href="#__RefHeading___Toc197_2136572839" text:style-name="Index_20_Link" text:visited-style-name="Index_20_Link">3 Project setup and Cypress installation<text:tab/>3</text:a></text:p>
          <text:p text:style-name="P5"><text:a xlink:type="simple" xlink:href="#__RefHeading___Toc199_2136572839" text:style-name="Index_20_Link" text:visited-style-name="Index_20_Link">4 Cypress overview<text:tab/>3</text:a></text:p>
          <text:p text:style-name="P6"><text:a xlink:type="simple" xlink:href="#__RefHeading___Toc201_2136572839" text:style-name="Index_20_Link" text:visited-style-name="Index_20_Link">4.1 Opening Cypress for the First Time<text:tab/>3</text:a></text:p>
          <text:p text:style-name="P6"><text:a xlink:type="simple" xlink:href="#__RefHeading___Toc280_2136572839" text:style-name="Index_20_Link" text:visited-style-name="Index_20_Link">4.2 Cypress test runner<text:tab/>3</text:a></text:p>
          <text:p text:style-name="P6"><text:a xlink:type="simple" xlink:href="#__RefHeading___Toc282_2136572839" text:style-name="Index_20_Link" text:visited-style-name="Index_20_Link">4.3 Cypress project structure<text:tab/>3</text:a></text:p>
          <text:p text:style-name="P6"><text:a xlink:type="simple" xlink:href="#__RefHeading___Toc284_2136572839" text:style-name="Index_20_Link" text:visited-style-name="Index_20_Link">5 Cypress update<text:tab/>3</text:a></text:p>
          <text:p text:style-name="P6"><text:a xlink:type="simple" xlink:href="#__RefHeading___Toc286_2136572839" text:style-name="Index_20_Link" text:visited-style-name="Index_20_Link">6 Cypress API<text:tab/>3</text:a></text:p>
          <text:p text:style-name="P6"><text:a xlink:type="simple" xlink:href="#__RefHeading___Toc288_2136572839" text:style-name="Index_20_Link" text:visited-style-name="Index_20_Link">7 Cypress update<text:tab/>3</text:a></text:p>
          <text:p text:style-name="P6"><text:a xlink:type="simple" xlink:href="#__RefHeading___Toc290_2136572839" text:style-name="Index_20_Link" text:visited-style-name="Index_20_Link">8 Web sites under test<text:tab/>3</text:a></text:p>
          <text:p text:style-name="P6"><text:a xlink:type="simple" xlink:href="#__RefHeading___Toc292_2136572839" text:style-name="Index_20_Link" text:visited-style-name="Index_20_Link">9 MOCHA<text:tab/>4</text:a></text:p>
        </text:index-body>
      </text:table-of-content>
      <text:p text:style-name="Text_20_body"><text:line-break/></text:p>
      <text:h text:style-name="P7" text:outline-level="1"/>
      <text:h text:style-name="P10" text:outline-level="1"><text:bookmark-start text:name="__RefHeading___Toc193_2136572839"/><text:span text:style-name="T8">1</text:span> Introduction<text:bookmark-end text:name="__RefHeading___Toc193_2136572839"/></text:h>
      <text:h text:style-name="P8" text:outline-level="1"><text:bookmark-start text:name="__RefHeading___Toc195_2136572839"/><text:span text:style-name="T8">2</text:span> <text:span text:style-name="T8">Environment setup</text:span><text:bookmark-end text:name="__RefHeading___Toc195_2136572839"/></text:h>
      <text:p text:style-name="Text_20_body">Install Google Chrome, node.js, git, VSCode.</text:p>
      <text:h text:style-name="P8" text:outline-level="1"><text:bookmark-start text:name="__RefHeading___Toc197_2136572839"/><text:span text:style-name="T8">3</text:span> <text:span text:style-name="T9">Project setup</text:span><text:span text:style-name="T8"> </text:span><text:span text:style-name="T9">and Cypress installation</text:span><text:bookmark-end text:name="__RefHeading___Toc197_2136572839"/></text:h>
      <text:p text:style-name="P18">Create a new repository for the project. </text:p>
      <text:p text:style-name="P18"/>
      <text:p text:style-name="P18"><text:span text:style-name="T22">Clone The repository to a local computer.</text:span></text:p>
      <text:p text:style-name="P18"><text:span text:style-name="T23">CLI=&gt; </text:span><text:span text:style-name="T3">git clone </text:span><text:a xlink:type="simple" xlink:href="https://github.com/ILopatenko/cypress-web-ui-automation.git" text:style-name="Internet_20_link" text:visited-style-name="Visited_20_Internet_20_Link"><text:span text:style-name="T1">https://github.com/ILopatenko/cypress-web-ui-automation.git</text:span></text:a></text:p>
      <text:p text:style-name="P18"><text:span text:style-name="T1"/></text:p>
      <text:p text:style-name="P18"><text:span text:style-name="T23">Init a new NPM project.</text:span></text:p>
      <text:p text:style-name="P18"><text:span text:style-name="T23">CLI=&gt; </text:span><text:span text:style-name="T4">npm </text:span><text:span text:style-name="T3">init -y</text:span></text:p>
      <text:p text:style-name="P18"><text:span text:style-name="T3"/></text:p>
      <text:p text:style-name="P16">Install Cypress.</text:p>
      <text:p text:style-name="P16">CLI=&gt; <text:span text:style-name="T1">npm install cypress –save-dev</text:span></text:p>
      <text:h text:style-name="P9" text:outline-level="1"><text:bookmark-start text:name="__RefHeading___Toc199_2136572839"/><text:span text:style-name="T10">4</text:span><text:span text:style-name="T9"> Cypress </text:span><text:span text:style-name="T10">overview</text:span><text:bookmark-end text:name="__RefHeading___Toc199_2136572839"/></text:h>
      <text:h text:style-name="Heading_20_2" text:outline-level="2"><text:bookmark-start text:name="__RefHeading___Toc201_2136572839"/><text:span text:style-name="T10">4.</text:span><text:span text:style-name="T7">1 Opening Cypress for the First Time</text:span><text:bookmark-end text:name="__RefHeading___Toc201_2136572839"/></text:h>
      <text:p text:style-name="Standard">First run</text:p>
      <text:p text:style-name="P17">CLI=&gt; <text:span text:style-name="T1">./</text:span><text:span text:style-name="T5">node_modules/.bin/cypress open</text:span></text:p>
      <text:h text:style-name="P11" text:outline-level="2"><text:bookmark-start text:name="__RefHeading___Toc280_2136572839"/><text:span text:style-name="T10">4.</text:span><text:span text:style-name="T12">2</text:span><text:span text:style-name="T11"> Cypress </text:span><text:span text:style-name="T12">test runner</text:span><text:bookmark-end text:name="__RefHeading___Toc280_2136572839"/></text:h>
      <text:h text:style-name="P12" text:outline-level="2"><text:bookmark-start text:name="__RefHeading___Toc282_2136572839"/><text:span text:style-name="T10">4.</text:span><text:span text:style-name="T12">3</text:span><text:span text:style-name="T11"> Cypress </text:span><text:span text:style-name="T12">project structure</text:span><text:bookmark-end text:name="__RefHeading___Toc282_2136572839"/></text:h>
      <text:h text:style-name="P13" text:outline-level="2"><text:bookmark-start text:name="__RefHeading___Toc284_2136572839"/><text:span text:style-name="T13">5</text:span><text:span text:style-name="T9"> Cypress </text:span><text:span text:style-name="T13">updat</text:span><text:span text:style-name="T14">e</text:span><text:bookmark-end text:name="__RefHeading___Toc284_2136572839"/></text:h>
      <text:h text:style-name="P13" text:outline-level="2"><text:bookmark-start text:name="__RefHeading___Toc286_2136572839"/><text:span text:style-name="T14">6</text:span><text:span text:style-name="T9"> Cypress </text:span><text:span text:style-name="T14">API</text:span><text:bookmark-end text:name="__RefHeading___Toc286_2136572839"/></text:h>
      <text:h text:style-name="P14" text:outline-level="2"><text:bookmark-start text:name="__RefHeading___Toc288_2136572839"/><text:span text:style-name="T15">7</text:span><text:span text:style-name="T9"> Cypress </text:span><text:span text:style-name="T13">updat</text:span><text:span text:style-name="T14">e</text:span><text:bookmark-end text:name="__RefHeading___Toc288_2136572839"/></text:h>
      <text:h text:style-name="P14" text:outline-level="2"><text:bookmark-start text:name="__RefHeading___Toc290_2136572839"/><text:span text:style-name="T15">8</text:span><text:span text:style-name="T9"> </text:span><text:span text:style-name="T15">Web sites under test</text:span><text:bookmark-end text:name="__RefHeading___Toc290_2136572839"/></text:h>
      <text:p text:style-name="P23"><text:a xlink:type="simple" xlink:href="http://www.webdriveruniversity.com/" text:style-name="Internet_20_link" text:visited-style-name="Visited_20_Internet_20_Link">http://www.webdriveruniversity.com/</text:a></text:p>
      <text:p text:style-name="P23"><text:a xlink:type="simple" xlink:href="https://www.automationteststore.com/" text:style-name="Internet_20_link" text:visited-style-name="Visited_20_Internet_20_Link">https://www.automationteststore.com/</text:a></text:p>
      <text:p text:style-name="P24"/>
      <text:h text:style-name="P15" text:outline-level="2"><text:bookmark-start text:name="__RefHeading___Toc292_2136572839"/><text:span text:style-name="T25">9 </text:span><text:span text:style-name="T17">MOCHA</text:span><text:bookmark-end text:name="__RefHeading___Toc292_2136572839"/></text:h>
      <text:p text:style-name="P25">describe("<text:span text:style-name="T27">Test </text:span><text:span text:style-name="T28">S</text:span><text:span text:style-name="T27">uite name</text:span>", <text:span text:style-name="T27">async ()=&gt;{</text:span></text:p>
      <text:p text:style-name="P25"><text:tab/><text:span text:style-name="T6">[CODE BLOCK]</text:span></text:p>
      <text:p text:style-name="P25"><text:span text:style-name="T27">}</text:span>)</text:p>
      <text:p text:style-name="P25"/>
      <text:p text:style-name="P26">it("<text:span text:style-name="T27">Test </text:span><text:span text:style-name="T28">Case</text:span><text:span text:style-name="T27"> name</text:span>", <text:span text:style-name="T27">async ()=&gt;{</text:span></text:p>
      <text:p text:style-name="P26"><text:tab/><text:span text:style-name="T6">[CODE BLOCK]</text:span></text:p>
      <text:p text:style-name="P26"><text:span text:style-name="T27">}</text:span>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sf pro display" svg:font-family="'sf pro display', apple-system, BlinkMacSystemFont, Roboto, 'segoe ui', Helvetica, Arial, sans-serif, 'apple color emoji', 'segoe ui emoji', 'segoe ui symbol'"/>
    <style:font-face style:name="sf pro text" svg:font-family="'sf pro text', apple-system, BlinkMacSystemFont, Roboto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118in" style:type="center"/>
          <style:tab-stop style:position="7.6236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8118in" style:type="center"/>
          <style:tab-stop style:position="7.6236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6236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427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3319in" fo:margin-bottom="0.4791in" fo:margin-left="0.4035in" fo:margin-right="0.47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5T19:16:08.510136561</meta:creation-date>
    <meta:generator>LibreOffice/6.4.7.2$Linux_X86_64 LibreOffice_project/40$Build-2</meta:generator>
    <dc:date>2022-03-19T16:22:10.019445599</dc:date>
    <meta:editing-duration>PT8H51M53S</meta:editing-duration>
    <meta:editing-cycles>123</meta:editing-cycles>
    <meta:document-statistic meta:table-count="0" meta:image-count="0" meta:object-count="0" meta:page-count="4" meta:paragraph-count="49" meta:word-count="197" meta:character-count="1227" meta:non-whitespace-character-count="1074"/>
  </office:meta>
</office:document-meta>
</file>